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fo:border="0.06pt solid #000000"/>
    </style:style>
    <style:style style:name="ce13" style:family="table-cell" style:parent-style-name="Default" style:data-style-name="N3">
      <style:table-cell-properties fo:background-color="#adc5e7" fo:border="0.06pt solid #000000"/>
    </style:style>
    <style:style style:name="ce14" style:family="table-cell" style:parent-style-name="Default" style:data-style-name="N3"/>
    <style:style style:name="ce3" style:family="table-cell" style:parent-style-name="Default">
      <style:table-cell-properties fo:background-color="#f68e76" fo:border="0.06pt solid #000000"/>
    </style:style>
    <style:style style:name="ce4" style:family="table-cell" style:parent-style-name="Default" style:data-style-name="N108">
      <style:table-cell-properties fo:background-color="#fff9ae" fo:border="0.06pt solid #000000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fo:border="0.06pt solid #000000"/>
    </style:style>
    <style:style style:name="ce7" style:family="table-cell" style:parent-style-name="Default" style:data-style-name="N108">
      <style:table-cell-properties fo:background-color="transparent" fo:border="none"/>
    </style:style>
    <style:style style:name="ce8" style:family="table-cell" style:parent-style-name="Default" style:data-style-name="N108">
      <style:table-cell-properties fo:background-color="#add58a" fo:border="0.06pt solid #000000"/>
    </style:style>
    <style:style style:name="ce9" style:family="table-cell" style:parent-style-name="Default" style:data-style-name="N108">
      <style:table-cell-properties fo:border="none"/>
    </style:style>
    <style:style style:name="ce10" style:family="table-cell" style:parent-style-name="Default" style:data-style-name="N108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606.2mm" svg:y="52.26mm">
            <draw:object draw:notify-on-update-of-ranges="Feuille1.X13:Feuille1.X13 Feuille1.X14:Feuille1.X27 Feuille1.Y14:Feuille1.Y27 Feuille1.Z14:Feuille1.Z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Table 1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" office:value-type="string" calcext:value-type="string">
            <text:p>Table finale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98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207" calcext:value-type="float">
            <text:p>0,000207</text:p>
          </table:table-cell>
          <table:table-cell table:style-name="ce6" office:value-type="float" office:value="0.015341" calcext:value-type="float">
            <text:p>0,015341</text:p>
          </table:table-cell>
          <table:table-cell table:style-name="ce4" office:value-type="float" office:value="0.000627" calcext:value-type="float">
            <text:p>0,000627</text:p>
          </table:table-cell>
          <table:table-cell table:style-name="ce6" office:value-type="float" office:value="0.021055" calcext:value-type="float">
            <text:p>0,021055</text:p>
          </table:table-cell>
          <table:table-cell table:style-name="ce4" office:value-type="float" office:value="0.005935" calcext:value-type="float">
            <text:p>0,005935</text:p>
          </table:table-cell>
          <table:table-cell table:style-name="ce6" office:value-type="float" office:value="0.045883" calcext:value-type="float">
            <text:p>0,045883</text:p>
          </table:table-cell>
          <table:table-cell table:style-name="ce4" office:value-type="float" office:value="0.034869" calcext:value-type="float">
            <text:p>0,034869</text:p>
          </table:table-cell>
          <table:table-cell table:style-name="ce6" office:value-type="float" office:value="0.16049" calcext:value-type="float">
            <text:p>0,160490</text:p>
          </table:table-cell>
          <table:table-cell table:style-name="ce4" office:value-type="float" office:value="0.108963" calcext:value-type="float">
            <text:p>0,108963</text:p>
          </table:table-cell>
          <table:table-cell table:style-name="ce6" office:value-type="float" office:value="0.254299" calcext:value-type="float">
            <text:p>0,254299</text:p>
          </table:table-cell>
          <table:table-cell table:style-name="ce4" office:value-type="float" office:value="0.549621" calcext:value-type="float">
            <text:p>0,549621</text:p>
          </table:table-cell>
          <table:table-cell table:style-name="ce6" office:value-type="float" office:value="0.755206" calcext:value-type="float">
            <text:p>0,755206</text:p>
          </table:table-cell>
          <table:table-cell table:style-name="ce4" office:value-type="float" office:value="2.120832" calcext:value-type="float">
            <text:p>2,120832</text:p>
          </table:table-cell>
          <table:table-cell table:style-name="ce8" office:value-type="float" office:value="1.724695" calcext:value-type="float">
            <text:p>1,724695</text:p>
          </table:table-cell>
          <table:table-cell table:style-name="ce4" office:value-type="float" office:value="4.658817" calcext:value-type="float">
            <text:p>4,658817</text:p>
          </table:table-cell>
          <table:table-cell table:style-name="ce8" office:value-type="float" office:value="3.216751" calcext:value-type="float">
            <text:p>3,216751</text:p>
          </table:table-cell>
          <table:table-cell table:style-name="ce4" office:value-type="float" office:value="8.066951" calcext:value-type="float">
            <text:p>8,066951</text:p>
          </table:table-cell>
          <table:table-cell table:style-name="ce8" office:value-type="float" office:value="5.119364" calcext:value-type="float">
            <text:p>5,119364</text:p>
          </table:table-cell>
          <table:table-cell table:style-name="ce4"/>
          <table:table-cell table:style-name="ce8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formula="of:=([.B3]+[.B14]+[.B25])/3" office:value-type="float" office:value="0.000195666666666667" calcext:value-type="float">
            <text:p>0,000196</text:p>
          </table:table-cell>
          <table:table-cell table:style-name="ce10" table:formula="of:=([.C3]+[.C14]+[.C25])/3" office:value-type="float" office:value="0.0179526666666667" calcext:value-type="float">
            <text:p>0,017953</text:p>
          </table:table-cell>
          <table:table-cell table:style-name="ce4" table:formula="of:=([.D3]+[.D14]+[.D25])/3" office:value-type="float" office:value="0.000632333333333333" calcext:value-type="float">
            <text:p>0,000632</text:p>
          </table:table-cell>
          <table:table-cell table:style-name="ce10" table:formula="of:=([.E3]+[.E14]+[.E25])/3" office:value-type="float" office:value="0.024745" calcext:value-type="float">
            <text:p>0,024745</text:p>
          </table:table-cell>
          <table:table-cell table:style-name="ce4" table:formula="of:=([.F3]+[.F14]+[.F25])/3" office:value-type="float" office:value="0.00603133333333333" calcext:value-type="float">
            <text:p>0,006031</text:p>
          </table:table-cell>
          <table:table-cell table:style-name="ce10" table:formula="of:=([.G3]+[.G14]+[.G25])/3" office:value-type="float" office:value="0.048528" calcext:value-type="float">
            <text:p>0,048528</text:p>
          </table:table-cell>
          <table:table-cell table:style-name="ce4" table:formula="of:=([.H3]+[.H14]+[.H25])/3" office:value-type="float" office:value="0.0364833333333333" calcext:value-type="float">
            <text:p>0,036483</text:p>
          </table:table-cell>
          <table:table-cell table:style-name="ce10" table:formula="of:=([.I3]+[.I14]+[.I25])/3" office:value-type="float" office:value="0.148491666666667" calcext:value-type="float">
            <text:p>0,148492</text:p>
          </table:table-cell>
          <table:table-cell table:style-name="ce4" table:formula="of:=([.J3]+[.J14]+[.J25])/3" office:value-type="float" office:value="0.106642666666667" calcext:value-type="float">
            <text:p>0,106643</text:p>
          </table:table-cell>
          <table:table-cell table:style-name="ce10" table:formula="of:=([.K3]+[.K14]+[.K25])/3" office:value-type="float" office:value="0.258841" calcext:value-type="float">
            <text:p>0,258841</text:p>
          </table:table-cell>
          <table:table-cell table:style-name="ce4" table:formula="of:=([.L3]+[.L14]+[.L25])/3" office:value-type="float" office:value="0.548423333333333" calcext:value-type="float">
            <text:p>0,548423</text:p>
          </table:table-cell>
          <table:table-cell table:style-name="ce10" table:formula="of:=([.M3]+[.M14]+[.M25])/3" office:value-type="float" office:value="0.72292" calcext:value-type="float">
            <text:p>0,722920</text:p>
          </table:table-cell>
          <table:table-cell table:style-name="ce4" table:formula="of:=([.N3]+[.N14]+[.N25])/3" office:value-type="float" office:value="2.10241733333333" calcext:value-type="float">
            <text:p>2,102417</text:p>
          </table:table-cell>
          <table:table-cell table:style-name="ce8" table:formula="of:=([.O3]+[.O14]+[.O25])/3" office:value-type="float" office:value="1.74504033333333" calcext:value-type="float">
            <text:p>1,745040</text:p>
          </table:table-cell>
          <table:table-cell table:style-name="ce4" table:formula="of:=([.P3]+[.P14]+[.P25])/3" office:value-type="float" office:value="4.63564633333333" calcext:value-type="float">
            <text:p>4,635646</text:p>
          </table:table-cell>
          <table:table-cell table:style-name="ce8" table:formula="of:=([.Q3]+[.Q14]+[.Q25])/3" office:value-type="float" office:value="3.221805" calcext:value-type="float">
            <text:p>3,221805</text:p>
          </table:table-cell>
          <table:table-cell table:style-name="ce4" table:formula="of:=([.R3]+[.R14]+[.R25])/3" office:value-type="float" office:value="8.08738466666667" calcext:value-type="float">
            <text:p>8,087385</text:p>
          </table:table-cell>
          <table:table-cell table:style-name="ce8" table:formula="of:=([.S3]+[.S14]+[.S25])/3" office:value-type="float" office:value="5.13599566666667" calcext:value-type="float">
            <text:p>5,135996</text:p>
          </table:table-cell>
          <table:table-cell table:style-name="ce4" table:formula="of:=([.T3]+[.T14]+[.T25])/3" office:value-type="float" office:value="0" calcext:value-type="float">
            <text:p>0,000000</text:p>
          </table:table-cell>
          <table:table-cell table:style-name="ce8" table:formula="of:=([.U3]+[.U14]+[.U25])/3" office:value-type="float" office:value="0" calcext:value-type="float">
            <text:p>0,000000</text:p>
          </table:table-cell>
          <table:table-cell table:number-columns-repeated="980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01" calcext:value-type="float">
            <text:p>0,000401</text:p>
          </table:table-cell>
          <table:table-cell table:style-name="ce6" office:value-type="float" office:value="0.021687" calcext:value-type="float">
            <text:p>0,021687</text:p>
          </table:table-cell>
          <table:table-cell table:style-name="ce4" office:value-type="float" office:value="0.002794" calcext:value-type="float">
            <text:p>0,002794</text:p>
          </table:table-cell>
          <table:table-cell table:style-name="ce6" office:value-type="float" office:value="0.041634" calcext:value-type="float">
            <text:p>0,041634</text:p>
          </table:table-cell>
          <table:table-cell table:style-name="ce4" office:value-type="float" office:value="0.022679" calcext:value-type="float">
            <text:p>0,022679</text:p>
          </table:table-cell>
          <table:table-cell table:style-name="ce6" office:value-type="float" office:value="0.068437" calcext:value-type="float">
            <text:p>0,068437</text:p>
          </table:table-cell>
          <table:table-cell table:style-name="ce4" office:value-type="float" office:value="0.13283" calcext:value-type="float">
            <text:p>0,132830</text:p>
          </table:table-cell>
          <table:table-cell table:style-name="ce6" office:value-type="float" office:value="0.24418" calcext:value-type="float">
            <text:p>0,244180</text:p>
          </table:table-cell>
          <table:table-cell table:style-name="ce4" office:value-type="float" office:value="0.39058" calcext:value-type="float">
            <text:p>0,390580</text:p>
          </table:table-cell>
          <table:table-cell table:style-name="ce6" office:value-type="float" office:value="0.467548" calcext:value-type="float">
            <text:p>0,467548</text:p>
          </table:table-cell>
          <table:table-cell table:style-name="ce4" office:value-type="float" office:value="1.845679" calcext:value-type="float">
            <text:p>1,845679</text:p>
          </table:table-cell>
          <table:table-cell table:style-name="ce8" office:value-type="float" office:value="1.584213" calcext:value-type="float">
            <text:p>1,584213</text:p>
          </table:table-cell>
          <table:table-cell table:style-name="ce4" office:value-type="float" office:value="6.605427" calcext:value-type="float">
            <text:p>6,605427</text:p>
          </table:table-cell>
          <table:table-cell table:style-name="ce8" office:value-type="float" office:value="4.446042" calcext:value-type="float">
            <text:p>4,446042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7" table:number-columns-repeated="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4" table:formula="of:=([.B4]+[.B15]+[.B26])/3" office:value-type="float" office:value="0.000442333333333333" calcext:value-type="float">
            <text:p>0,000442</text:p>
          </table:table-cell>
          <table:table-cell table:style-name="ce10" table:formula="of:=([.C4]+[.C15]+[.C26])/3" office:value-type="float" office:value="0.0202696666666667" calcext:value-type="float">
            <text:p>0,020270</text:p>
          </table:table-cell>
          <table:table-cell table:style-name="ce4" table:formula="of:=([.D4]+[.D15]+[.D26])/3" office:value-type="float" office:value="0.00306566666666667" calcext:value-type="float">
            <text:p>0,003066</text:p>
          </table:table-cell>
          <table:table-cell table:style-name="ce10" table:formula="of:=([.E4]+[.E15]+[.E26])/3" office:value-type="float" office:value="0.029649" calcext:value-type="float">
            <text:p>0,029649</text:p>
          </table:table-cell>
          <table:table-cell table:style-name="ce4" table:formula="of:=([.F4]+[.F15]+[.F26])/3" office:value-type="float" office:value="0.0226056666666667" calcext:value-type="float">
            <text:p>0,022606</text:p>
          </table:table-cell>
          <table:table-cell table:style-name="ce10" table:formula="of:=([.G4]+[.G15]+[.G26])/3" office:value-type="float" office:value="0.0716136666666667" calcext:value-type="float">
            <text:p>0,071614</text:p>
          </table:table-cell>
          <table:table-cell table:style-name="ce4" table:formula="of:=([.H4]+[.H15]+[.H26])/3" office:value-type="float" office:value="0.134517333333333" calcext:value-type="float">
            <text:p>0,134517</text:p>
          </table:table-cell>
          <table:table-cell table:style-name="ce10" table:formula="of:=([.I4]+[.I15]+[.I26])/3" office:value-type="float" office:value="0.239212666666667" calcext:value-type="float">
            <text:p>0,239213</text:p>
          </table:table-cell>
          <table:table-cell table:style-name="ce4" table:formula="of:=([.J4]+[.J15]+[.J26])/3" office:value-type="float" office:value="0.383336333333333" calcext:value-type="float">
            <text:p>0,383336</text:p>
          </table:table-cell>
          <table:table-cell table:style-name="ce10" table:formula="of:=([.K4]+[.K15]+[.K26])/3" office:value-type="float" office:value="0.491744333333333" calcext:value-type="float">
            <text:p>0,491744</text:p>
          </table:table-cell>
          <table:table-cell table:style-name="ce4" table:formula="of:=([.L4]+[.L15]+[.L26])/3" office:value-type="float" office:value="1.84898566666667" calcext:value-type="float">
            <text:p>1,848986</text:p>
          </table:table-cell>
          <table:table-cell table:style-name="ce8" table:formula="of:=([.M4]+[.M15]+[.M26])/3" office:value-type="float" office:value="1.573318" calcext:value-type="float">
            <text:p>1,573318</text:p>
          </table:table-cell>
          <table:table-cell table:style-name="ce4" table:formula="of:=([.N4]+[.N15]+[.N26])/3" office:value-type="float" office:value="6.693282" calcext:value-type="float">
            <text:p>6,693282</text:p>
          </table:table-cell>
          <table:table-cell table:style-name="ce8" table:formula="of:=([.O4]+[.O15]+[.O26])/3" office:value-type="float" office:value="4.44732533333333" calcext:value-type="float">
            <text:p>4,447325</text:p>
          </table:table-cell>
          <table:table-cell table:style-name="ce4" table:formula="of:=([.P4]+[.P15]+[.P26])/3" office:value-type="float" office:value="0" calcext:value-type="float">
            <text:p>0,000000</text:p>
          </table:table-cell>
          <table:table-cell table:style-name="ce8" table:formula="of:=([.Q4]+[.Q15]+[.Q26])/3" office:value-type="float" office:value="0" calcext:value-type="float">
            <text:p>0,000000</text:p>
          </table:table-cell>
          <table:table-cell table:style-name="ce4" table:formula="of:=([.R4]+[.R15]+[.R26])/3" office:value-type="float" office:value="0" calcext:value-type="float">
            <text:p>0,000000</text:p>
          </table:table-cell>
          <table:table-cell table:style-name="ce8" table:formula="of:=([.S4]+[.S15]+[.S26])/3" office:value-type="float" office:value="0" calcext:value-type="float">
            <text:p>0,000000</text:p>
          </table:table-cell>
          <table:table-cell table:number-columns-repeated="982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3035" calcext:value-type="float">
            <text:p>0,003035</text:p>
          </table:table-cell>
          <table:table-cell table:style-name="ce6" office:value-type="float" office:value="0.023097" calcext:value-type="float">
            <text:p>0,023097</text:p>
          </table:table-cell>
          <table:table-cell table:style-name="ce4" office:value-type="float" office:value="0.019506" calcext:value-type="float">
            <text:p>0,019506</text:p>
          </table:table-cell>
          <table:table-cell table:style-name="ce6" office:value-type="float" office:value="0.045739" calcext:value-type="float">
            <text:p>0,045739</text:p>
          </table:table-cell>
          <table:table-cell table:style-name="ce4" office:value-type="float" office:value="0.197819" calcext:value-type="float">
            <text:p>0,197819</text:p>
          </table:table-cell>
          <table:table-cell table:style-name="ce6" office:value-type="float" office:value="0.262399" calcext:value-type="float">
            <text:p>0,262399</text:p>
          </table:table-cell>
          <table:table-cell table:style-name="ce4" office:value-type="float" office:value="1.23464" calcext:value-type="float">
            <text:p>1,234640</text:p>
          </table:table-cell>
          <table:table-cell table:style-name="ce6" office:value-type="float" office:value="1.337359" calcext:value-type="float">
            <text:p>1,337359</text:p>
          </table:table-cell>
          <table:table-cell table:style-name="ce4" office:value-type="float" office:value="3.30373" calcext:value-type="float">
            <text:p>3,303730</text:p>
          </table:table-cell>
          <table:table-cell table:style-name="ce8" office:value-type="float" office:value="3.223976" calcext:value-type="float">
            <text:p>3,223976</text:p>
          </table:table-cell>
          <table:table-cell table:style-name="ce4" office:value-type="float" office:value="14.425644" calcext:value-type="float">
            <text:p>14,425644</text:p>
          </table:table-cell>
          <table:table-cell table:style-name="ce8" office:value-type="float" office:value="11.784306" calcext:value-type="float">
            <text:p>11,784306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4"/>
          <table:table-cell table:number-columns-repeated="2"/>
          <table:table-cell table:style-name="ce13" office:value-type="float" office:value="100" calcext:value-type="float">
            <text:p>100</text:p>
          </table:table-cell>
          <table:table-cell table:style-name="ce4" table:formula="of:=([.B5]+[.B16]+[.B27])/3" office:value-type="float" office:value="0.002572" calcext:value-type="float">
            <text:p>0,002572</text:p>
          </table:table-cell>
          <table:table-cell table:style-name="ce10" table:formula="of:=([.C5]+[.C16]+[.C27])/3" office:value-type="float" office:value="0.028331" calcext:value-type="float">
            <text:p>0,028331</text:p>
          </table:table-cell>
          <table:table-cell table:style-name="ce4" table:formula="of:=([.D5]+[.D16]+[.D27])/3" office:value-type="float" office:value="0.0192466666666667" calcext:value-type="float">
            <text:p>0,019247</text:p>
          </table:table-cell>
          <table:table-cell table:style-name="ce10" table:formula="of:=([.E5]+[.E16]+[.E27])/3" office:value-type="float" office:value="0.0507946666666667" calcext:value-type="float">
            <text:p>0,050795</text:p>
          </table:table-cell>
          <table:table-cell table:style-name="ce4" table:formula="of:=([.F5]+[.F16]+[.F27])/3" office:value-type="float" office:value="0.195138666666667" calcext:value-type="float">
            <text:p>0,195139</text:p>
          </table:table-cell>
          <table:table-cell table:style-name="ce10" table:formula="of:=([.G5]+[.G16]+[.G27])/3" office:value-type="float" office:value="0.264176666666667" calcext:value-type="float">
            <text:p>0,264177</text:p>
          </table:table-cell>
          <table:table-cell table:style-name="ce4" table:formula="of:=([.H5]+[.H16]+[.H27])/3" office:value-type="float" office:value="1.27385033333333" calcext:value-type="float">
            <text:p>1,273850</text:p>
          </table:table-cell>
          <table:table-cell table:style-name="ce10" table:formula="of:=([.I5]+[.I16]+[.I27])/3" office:value-type="float" office:value="1.34927666666667" calcext:value-type="float">
            <text:p>1,349277</text:p>
          </table:table-cell>
          <table:table-cell table:style-name="ce4" table:formula="of:=([.J5]+[.J16]+[.J27])/3" office:value-type="float" office:value="3.293822" calcext:value-type="float">
            <text:p>3,293822</text:p>
          </table:table-cell>
          <table:table-cell table:style-name="ce8" table:formula="of:=([.K5]+[.K16]+[.K27])/3" office:value-type="float" office:value="3.19072533333333" calcext:value-type="float">
            <text:p>3,190725</text:p>
          </table:table-cell>
          <table:table-cell table:style-name="ce4" table:formula="of:=([.L5]+[.L16]+[.L27])/3" office:value-type="float" office:value="14.4723913333333" calcext:value-type="float">
            <text:p>14,472391</text:p>
          </table:table-cell>
          <table:table-cell table:style-name="ce8" table:formula="of:=([.M5]+[.M16]+[.M27])/3" office:value-type="float" office:value="11.749861" calcext:value-type="float">
            <text:p>11,749861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0656" calcext:value-type="float">
            <text:p>0,010656</text:p>
          </table:table-cell>
          <table:table-cell table:style-name="ce6" office:value-type="float" office:value="0.037846" calcext:value-type="float">
            <text:p>0,037846</text:p>
          </table:table-cell>
          <table:table-cell table:style-name="ce4" office:value-type="float" office:value="0.090032" calcext:value-type="float">
            <text:p>0,090032</text:p>
          </table:table-cell>
          <table:table-cell table:style-name="ce6" office:value-type="float" office:value="0.10252" calcext:value-type="float">
            <text:p>0,102520</text:p>
          </table:table-cell>
          <table:table-cell table:style-name="ce4" office:value-type="float" office:value="0.983946" calcext:value-type="float">
            <text:p>0,983946</text:p>
          </table:table-cell>
          <table:table-cell table:style-name="ce6" office:value-type="float" office:value="1.12837" calcext:value-type="float">
            <text:p>1,128370</text:p>
          </table:table-cell>
          <table:table-cell table:style-name="ce4" office:value-type="float" office:value="6.331316" calcext:value-type="float">
            <text:p>6,331316</text:p>
          </table:table-cell>
          <table:table-cell table:style-name="ce6" office:value-type="float" office:value="6.492956" calcext:value-type="float">
            <text:p>6,492956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4" table:formula="of:=([.B6]+[.B17]+[.B28])/3" office:value-type="float" office:value="0.010815" calcext:value-type="float">
            <text:p>0,010815</text:p>
          </table:table-cell>
          <table:table-cell table:style-name="ce10" table:formula="of:=([.C6]+[.C17]+[.C28])/3" office:value-type="float" office:value="0.0361503333333333" calcext:value-type="float">
            <text:p>0,036150</text:p>
          </table:table-cell>
          <table:table-cell table:style-name="ce4" table:formula="of:=([.D6]+[.D17]+[.D28])/3" office:value-type="float" office:value="0.0870213333333333" calcext:value-type="float">
            <text:p>0,087021</text:p>
          </table:table-cell>
          <table:table-cell table:style-name="ce10" table:formula="of:=([.E6]+[.E17]+[.E28])/3" office:value-type="float" office:value="0.108218" calcext:value-type="float">
            <text:p>0,108218</text:p>
          </table:table-cell>
          <table:table-cell table:style-name="ce4" table:formula="of:=([.F6]+[.F17]+[.F28])/3" office:value-type="float" office:value="0.990083" calcext:value-type="float">
            <text:p>0,990083</text:p>
          </table:table-cell>
          <table:table-cell table:style-name="ce10" table:formula="of:=([.G6]+[.G17]+[.G28])/3" office:value-type="float" office:value="1.142013" calcext:value-type="float">
            <text:p>1,142013</text:p>
          </table:table-cell>
          <table:table-cell table:style-name="ce4" table:formula="of:=([.H6]+[.H17]+[.H28])/3" office:value-type="float" office:value="6.44387566666667" calcext:value-type="float">
            <text:p>6,443876</text:p>
          </table:table-cell>
          <table:table-cell table:style-name="ce8" table:formula="of:=([.I6]+[.I17]+[.I28])/3" office:value-type="float" office:value="6.41062333333333" calcext:value-type="float">
            <text:p>6,410623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7436" calcext:value-type="float">
            <text:p>0,017436</text:p>
          </table:table-cell>
          <table:table-cell table:style-name="ce6" office:value-type="float" office:value="0.039154" calcext:value-type="float">
            <text:p>0,039154</text:p>
          </table:table-cell>
          <table:table-cell table:style-name="ce4" office:value-type="float" office:value="0.181514" calcext:value-type="float">
            <text:p>0,181514</text:p>
          </table:table-cell>
          <table:table-cell table:style-name="ce6" office:value-type="float" office:value="0.210705" calcext:value-type="float">
            <text:p>0,210705</text:p>
          </table:table-cell>
          <table:table-cell table:style-name="ce4" office:value-type="float" office:value="2.0424" calcext:value-type="float">
            <text:p>2,042400</text:p>
          </table:table-cell>
          <table:table-cell table:style-name="ce6" office:value-type="float" office:value="2.154969" calcext:value-type="float">
            <text:p>2,154969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1000" calcext:value-type="float">
            <text:p>1 000</text:p>
          </table:table-cell>
          <table:table-cell table:style-name="ce4" table:formula="of:=([.B7]+[.B18]+[.B29])/3" office:value-type="float" office:value="0.0181163333333333" calcext:value-type="float">
            <text:p>0,018116</text:p>
          </table:table-cell>
          <table:table-cell table:style-name="ce10" table:formula="of:=([.C7]+[.C18]+[.C29])/3" office:value-type="float" office:value="0.0429703333333333" calcext:value-type="float">
            <text:p>0,042970</text:p>
          </table:table-cell>
          <table:table-cell table:style-name="ce4" table:formula="of:=([.D7]+[.D18]+[.D29])/3" office:value-type="float" office:value="0.182256333333333" calcext:value-type="float">
            <text:p>0,182256</text:p>
          </table:table-cell>
          <table:table-cell table:style-name="ce10" table:formula="of:=([.E7]+[.E18]+[.E29])/3" office:value-type="float" office:value="0.220774666666667" calcext:value-type="float">
            <text:p>0,220775</text:p>
          </table:table-cell>
          <table:table-cell table:style-name="ce4" table:formula="of:=([.F7]+[.F18]+[.F29])/3" office:value-type="float" office:value="2.02833166666667" calcext:value-type="float">
            <text:p>2,028332</text:p>
          </table:table-cell>
          <table:table-cell table:style-name="ce10" table:formula="of:=([.G7]+[.G18]+[.G29])/3" office:value-type="float" office:value="2.16862066666667" calcext:value-type="float">
            <text:p>2,168621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4208" calcext:value-type="float">
            <text:p>0,094208</text:p>
          </table:table-cell>
          <table:table-cell table:style-name="ce6" office:value-type="float" office:value="0.114212" calcext:value-type="float">
            <text:p>0,114212</text:p>
          </table:table-cell>
          <table:table-cell table:style-name="ce4" office:value-type="float" office:value="1.000115" calcext:value-type="float">
            <text:p>1,000115</text:p>
          </table:table-cell>
          <table:table-cell table:style-name="ce6" office:value-type="float" office:value="1.094712" calcext:value-type="float">
            <text:p>1,094712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0" calcext:value-type="float">
            <text:p>5 000</text:p>
          </table:table-cell>
          <table:table-cell table:style-name="ce4" table:formula="of:=([.B8]+[.B19]+[.B30])/3" office:value-type="float" office:value="0.0942993333333333" calcext:value-type="float">
            <text:p>0,094299</text:p>
          </table:table-cell>
          <table:table-cell table:style-name="ce10" table:formula="of:=([.C8]+[.C19]+[.C30])/3" office:value-type="float" office:value="0.117524" calcext:value-type="float">
            <text:p>0,117524</text:p>
          </table:table-cell>
          <table:table-cell table:style-name="ce4" table:formula="of:=([.D8]+[.D19]+[.D30])/3" office:value-type="float" office:value="0.996223" calcext:value-type="float">
            <text:p>0,996223</text:p>
          </table:table-cell>
          <table:table-cell table:style-name="ce10" table:formula="of:=([.E8]+[.E19]+[.E30])/3" office:value-type="float" office:value="1.06535533333333" calcext:value-type="float">
            <text:p>1,065355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2"/>
          <table:table-cell table:number-columns-repeated="982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97233" calcext:value-type="float">
            <text:p>0,197233</text:p>
          </table:table-cell>
          <table:table-cell table:style-name="ce6" office:value-type="float" office:value="0.206029" calcext:value-type="float">
            <text:p>0,206029</text:p>
          </table:table-cell>
          <table:table-cell table:style-name="ce4"/>
          <table:table-cell table:style-name="ce6"/>
          <table:table-cell table:style-name="ce7" table:number-columns-repeated="16"/>
          <table:table-cell table:number-columns-repeated="2"/>
          <table:table-cell table:style-name="ce13" office:value-type="float" office:value="10000" calcext:value-type="float">
            <text:p>10 000</text:p>
          </table:table-cell>
          <table:table-cell table:style-name="ce4" table:formula="of:=([.B9]+[.B20]+[.B31])/3" office:value-type="float" office:value="0.189730666666667" calcext:value-type="float">
            <text:p>0,189731</text:p>
          </table:table-cell>
          <table:table-cell table:style-name="ce10" table:formula="of:=([.C9]+[.C20]+[.C31])/3" office:value-type="float" office:value="0.218115333333333" calcext:value-type="float">
            <text:p>0,218115</text:p>
          </table:table-cell>
          <table:table-cell table:style-name="ce4" table:formula="of:=([.D9]+[.D20]+[.D31])/3" office:value-type="float" office:value="0" calcext:value-type="float">
            <text:p>0,000000</text:p>
          </table:table-cell>
          <table:table-cell table:style-name="ce10" table:formula="of:=([.E9]+[.E20]+[.E31])/3" office:value-type="float" office:value="0" calcext:value-type="float">
            <text:p>0,000000</text:p>
          </table:table-cell>
          <table:table-cell table:style-name="ce7" table:number-columns-repeated="14"/>
          <table:table-cell table:number-columns-repeated="982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/>
          <table:table-cell table:style-name="ce6"/>
          <table:table-cell table:style-name="ce7" table:number-columns-repeated="18"/>
          <table:table-cell table:number-columns-repeated="2"/>
          <table:table-cell table:style-name="ce13" office:value-type="float" office:value="100000" calcext:value-type="float">
            <text:p>100 000</text:p>
          </table:table-cell>
          <table:table-cell table:style-name="ce4" table:formula="of:=([.B10]+[.B21]+[.B32])/3" office:value-type="float" office:value="0" calcext:value-type="float">
            <text:p>0,000000</text:p>
          </table:table-cell>
          <table:table-cell table:style-name="ce10" table:formula="of:=([.C10]+[.C21]+[.C32])/3" office:value-type="float" office:value="0" calcext:value-type="float">
            <text:p>0,000000</text:p>
          </table:table-cell>
          <table:table-cell table:style-name="ce7" table:number-columns-repeated="16"/>
          <table:table-cell table:number-columns-repeated="982"/>
        </table:table-row>
        <table:table-row table:style-name="ro1">
          <table:table-cell/>
          <table:table-cell table:style-name="ce5" table:number-columns-repeated="20"/>
          <table:table-cell table:number-columns-repeated="1003"/>
        </table:table-row>
        <table:table-row table:style-name="ro1">
          <table:table-cell table:style-name="ce12" office:value-type="string" calcext:value-type="string">
            <text:p>Table 2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" office:value-type="string" calcext:value-type="string">
            <text:p>Table finale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2" office:value-type="string" calcext:value-type="string">
            <text:p>nbre de données traitées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14" table:number-columns-repeated="99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226" calcext:value-type="float">
            <text:p>0,000226</text:p>
          </table:table-cell>
          <table:table-cell table:style-name="ce6" office:value-type="float" office:value="0.018741" calcext:value-type="float">
            <text:p>0,018741</text:p>
          </table:table-cell>
          <table:table-cell table:style-name="ce4" office:value-type="float" office:value="0.000586" calcext:value-type="float">
            <text:p>0,000586</text:p>
          </table:table-cell>
          <table:table-cell table:style-name="ce6" office:value-type="float" office:value="0.030863" calcext:value-type="float">
            <text:p>0,030863</text:p>
          </table:table-cell>
          <table:table-cell table:style-name="ce4" office:value-type="float" office:value="0.005915" calcext:value-type="float">
            <text:p>0,005915</text:p>
          </table:table-cell>
          <table:table-cell table:style-name="ce6" office:value-type="float" office:value="0.054681" calcext:value-type="float">
            <text:p>0,054681</text:p>
          </table:table-cell>
          <table:table-cell table:style-name="ce4" office:value-type="float" office:value="0.036251" calcext:value-type="float">
            <text:p>0,036251</text:p>
          </table:table-cell>
          <table:table-cell table:style-name="ce6" office:value-type="float" office:value="0.157153" calcext:value-type="float">
            <text:p>0,157153</text:p>
          </table:table-cell>
          <table:table-cell table:style-name="ce4" office:value-type="float" office:value="0.105313" calcext:value-type="float">
            <text:p>0,105313</text:p>
          </table:table-cell>
          <table:table-cell table:style-name="ce6" office:value-type="float" office:value="0.265207" calcext:value-type="float">
            <text:p>0,265207</text:p>
          </table:table-cell>
          <table:table-cell table:style-name="ce4" office:value-type="float" office:value="0.546244" calcext:value-type="float">
            <text:p>0,546244</text:p>
          </table:table-cell>
          <table:table-cell table:style-name="ce6" office:value-type="float" office:value="0.685679" calcext:value-type="float">
            <text:p>0,685679</text:p>
          </table:table-cell>
          <table:table-cell table:style-name="ce4" office:value-type="float" office:value="2.110025" calcext:value-type="float">
            <text:p>2,110025</text:p>
          </table:table-cell>
          <table:table-cell table:style-name="ce8" office:value-type="float" office:value="1.801126" calcext:value-type="float">
            <text:p>1,801126</text:p>
          </table:table-cell>
          <table:table-cell table:style-name="ce4" office:value-type="float" office:value="4.618662" calcext:value-type="float">
            <text:p>4,618662</text:p>
          </table:table-cell>
          <table:table-cell table:style-name="ce8" office:value-type="float" office:value="3.267597" calcext:value-type="float">
            <text:p>3,267597</text:p>
          </table:table-cell>
          <table:table-cell table:style-name="ce4" office:value-type="float" office:value="8.118353" calcext:value-type="float">
            <text:p>8,118353</text:p>
          </table:table-cell>
          <table:table-cell table:style-name="ce8" office:value-type="float" office:value="5.189833" calcext:value-type="float">
            <text:p>5,189833</text:p>
          </table:table-cell>
          <table:table-cell table:style-name="ce8" table:number-columns-repeated="2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4" table:formula="of:=[.Y3]" office:value-type="float" office:value="0.000195666666666667" calcext:value-type="float">
            <text:p>0,000196</text:p>
          </table:table-cell>
          <table:table-cell table:style-name="ce4" table:formula="of:=[.Z3]" office:value-type="float" office:value="0.0179526666666667" calcext:value-type="float">
            <text:p>0,017953</text:p>
          </table:table-cell>
          <table:table-cell table:number-columns-repeated="99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67" calcext:value-type="float">
            <text:p>0,000467</text:p>
          </table:table-cell>
          <table:table-cell table:style-name="ce6" office:value-type="float" office:value="0.019697" calcext:value-type="float">
            <text:p>0,019697</text:p>
          </table:table-cell>
          <table:table-cell table:style-name="ce4" office:value-type="float" office:value="0.003054" calcext:value-type="float">
            <text:p>0,003054</text:p>
          </table:table-cell>
          <table:table-cell table:style-name="ce6" office:value-type="float" office:value="0.017899" calcext:value-type="float">
            <text:p>0,017899</text:p>
          </table:table-cell>
          <table:table-cell table:style-name="ce4" office:value-type="float" office:value="0.023087" calcext:value-type="float">
            <text:p>0,023087</text:p>
          </table:table-cell>
          <table:table-cell table:style-name="ce6" office:value-type="float" office:value="0.068805" calcext:value-type="float">
            <text:p>0,068805</text:p>
          </table:table-cell>
          <table:table-cell table:style-name="ce4" office:value-type="float" office:value="0.135345" calcext:value-type="float">
            <text:p>0,135345</text:p>
          </table:table-cell>
          <table:table-cell table:style-name="ce6" office:value-type="float" office:value="0.24416" calcext:value-type="float">
            <text:p>0,244160</text:p>
          </table:table-cell>
          <table:table-cell table:style-name="ce4" office:value-type="float" office:value="0.38101" calcext:value-type="float">
            <text:p>0,381010</text:p>
          </table:table-cell>
          <table:table-cell table:style-name="ce6" office:value-type="float" office:value="0.5013" calcext:value-type="float">
            <text:p>0,501300</text:p>
          </table:table-cell>
          <table:table-cell table:style-name="ce4" office:value-type="float" office:value="1.843065" calcext:value-type="float">
            <text:p>1,843065</text:p>
          </table:table-cell>
          <table:table-cell table:style-name="ce8" office:value-type="float" office:value="1.545897" calcext:value-type="float">
            <text:p>1,545897</text:p>
          </table:table-cell>
          <table:table-cell table:style-name="ce4" office:value-type="float" office:value="6.611284" calcext:value-type="float">
            <text:p>6,611284</text:p>
          </table:table-cell>
          <table:table-cell table:style-name="ce8" office:value-type="float" office:value="4.491527" calcext:value-type="float">
            <text:p>4,491527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7" table:number-columns-repeated="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4" table:formula="of:=([.Y4]+[.AA3])/2" office:value-type="float" office:value="0.000537333333333333" calcext:value-type="float">
            <text:p>0,000537</text:p>
          </table:table-cell>
          <table:table-cell table:style-name="ce4" table:formula="of:=([.Z4]+[.AB3])/2" office:value-type="float" office:value="0.0225073333333333" calcext:value-type="float">
            <text:p>0,022507</text:p>
          </table:table-cell>
          <table:table-cell table:number-columns-repeated="998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17" calcext:value-type="float">
            <text:p>0,001700</text:p>
          </table:table-cell>
          <table:table-cell table:style-name="ce6" office:value-type="float" office:value="0.024522" calcext:value-type="float">
            <text:p>0,024522</text:p>
          </table:table-cell>
          <table:table-cell table:style-name="ce4" office:value-type="float" office:value="0.017868" calcext:value-type="float">
            <text:p>0,017868</text:p>
          </table:table-cell>
          <table:table-cell table:style-name="ce6" office:value-type="float" office:value="0.058351" calcext:value-type="float">
            <text:p>0,058351</text:p>
          </table:table-cell>
          <table:table-cell table:style-name="ce4" office:value-type="float" office:value="0.195615" calcext:value-type="float">
            <text:p>0,195615</text:p>
          </table:table-cell>
          <table:table-cell table:style-name="ce6" office:value-type="float" office:value="0.266418" calcext:value-type="float">
            <text:p>0,266418</text:p>
          </table:table-cell>
          <table:table-cell table:style-name="ce4" office:value-type="float" office:value="1.32366" calcext:value-type="float">
            <text:p>1,323660</text:p>
          </table:table-cell>
          <table:table-cell table:style-name="ce6" office:value-type="float" office:value="1.362861" calcext:value-type="float">
            <text:p>1,362861</text:p>
          </table:table-cell>
          <table:table-cell table:style-name="ce4" office:value-type="float" office:value="3.220877" calcext:value-type="float">
            <text:p>3,220877</text:p>
          </table:table-cell>
          <table:table-cell table:style-name="ce8" office:value-type="float" office:value="3.122614" calcext:value-type="float">
            <text:p>3,122614</text:p>
          </table:table-cell>
          <table:table-cell table:style-name="ce4" office:value-type="float" office:value="14.666442" calcext:value-type="float">
            <text:p>14,666442</text:p>
          </table:table-cell>
          <table:table-cell table:style-name="ce8" office:value-type="float" office:value="11.748629" calcext:value-type="float">
            <text:p>11,748629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4"/>
          <table:table-cell table:number-columns-repeated="2"/>
          <table:table-cell table:style-name="ce13" office:value-type="float" office:value="100" calcext:value-type="float">
            <text:p>100</text:p>
          </table:table-cell>
          <table:table-cell table:style-name="ce4" table:formula="of:=([.Y5]+[.AA4]+[.AC3])/3" office:value-type="float" office:value="0.00388966666666667" calcext:value-type="float">
            <text:p>0,003890</text:p>
          </table:table-cell>
          <table:table-cell table:style-name="ce4" table:formula="of:=([.Z5]+[.AB4]+[.AD3])/3" office:value-type="float" office:value="0.0355026666666667" calcext:value-type="float">
            <text:p>0,035503</text:p>
          </table:table-cell>
          <table:table-cell table:number-columns-repeated="998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1084" calcext:value-type="float">
            <text:p>0,011084</text:p>
          </table:table-cell>
          <table:table-cell table:style-name="ce6" office:value-type="float" office:value="0.033483" calcext:value-type="float">
            <text:p>0,033483</text:p>
          </table:table-cell>
          <table:table-cell table:style-name="ce4" office:value-type="float" office:value="0.075054" calcext:value-type="float">
            <text:p>0,075054</text:p>
          </table:table-cell>
          <table:table-cell table:style-name="ce6" office:value-type="float" office:value="0.099159" calcext:value-type="float">
            <text:p>0,099159</text:p>
          </table:table-cell>
          <table:table-cell table:style-name="ce4" office:value-type="float" office:value="0.992445" calcext:value-type="float">
            <text:p>0,992445</text:p>
          </table:table-cell>
          <table:table-cell table:style-name="ce6" office:value-type="float" office:value="1.135345" calcext:value-type="float">
            <text:p>1,135345</text:p>
          </table:table-cell>
          <table:table-cell table:style-name="ce4" office:value-type="float" office:value="6.488867" calcext:value-type="float">
            <text:p>6,488867</text:p>
          </table:table-cell>
          <table:table-cell table:style-name="ce8" office:value-type="float" office:value="6.383017" calcext:value-type="float">
            <text:p>6,383017</text:p>
          </table:table-cell>
          <table:table-cell table:style-name="ce7" table:number-columns-repeated="4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4" table:formula="of:=([.Y6]+[.AE3])/2" office:value-type="float" office:value="0.0236491666666667" calcext:value-type="float">
            <text:p>0,023649</text:p>
          </table:table-cell>
          <table:table-cell table:style-name="ce4" table:formula="of:=([.Z6]+[.AF3])/2" office:value-type="float" office:value="0.092321" calcext:value-type="float">
            <text:p>0,092321</text:p>
          </table:table-cell>
          <table:table-cell table:number-columns-repeated="3"/>
          <table:table-cell table:style-name="ce14"/>
          <table:table-cell table:number-columns-repeated="994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7309" calcext:value-type="float">
            <text:p>0,017309</text:p>
          </table:table-cell>
          <table:table-cell table:style-name="ce6" office:value-type="float" office:value="0.044564" calcext:value-type="float">
            <text:p>0,044564</text:p>
          </table:table-cell>
          <table:table-cell table:style-name="ce4" office:value-type="float" office:value="0.174322" calcext:value-type="float">
            <text:p>0,174322</text:p>
          </table:table-cell>
          <table:table-cell table:style-name="ce6" office:value-type="float" office:value="0.223112" calcext:value-type="float">
            <text:p>0,223112</text:p>
          </table:table-cell>
          <table:table-cell table:style-name="ce4" office:value-type="float" office:value="2.009687" calcext:value-type="float">
            <text:p>2,009687</text:p>
          </table:table-cell>
          <table:table-cell table:style-name="ce6" office:value-type="float" office:value="2.165585" calcext:value-type="float">
            <text:p>2,165585</text:p>
          </table:table-cell>
          <table:table-cell table:style-name="ce7" table:number-columns-repeated="6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1000" calcext:value-type="float">
            <text:p>1 000</text:p>
          </table:table-cell>
          <table:table-cell table:style-name="ce4" table:formula="of:=([.Y7]+[.AA5]+[.AC4]+[.AG3])/4" office:value-type="float" office:value="0.0416528333333333" calcext:value-type="float">
            <text:p>0,041653</text:p>
          </table:table-cell>
          <table:table-cell table:style-name="ce4" table:formula="of:=([.Z7]+[.AB5]+[.AD4]+[.AH3])/4" office:value-type="float" office:value="0.106054916666667" calcext:value-type="float">
            <text:p>0,106055</text:p>
          </table:table-cell>
          <table:table-cell table:number-columns-repeated="998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5192" calcext:value-type="float">
            <text:p>0,095192</text:p>
          </table:table-cell>
          <table:table-cell table:style-name="ce6" office:value-type="float" office:value="0.123764" calcext:value-type="float">
            <text:p>0,123764</text:p>
          </table:table-cell>
          <table:table-cell table:style-name="ce4" office:value-type="float" office:value="0.988686" calcext:value-type="float">
            <text:p>0,988686</text:p>
          </table:table-cell>
          <table:table-cell table:style-name="ce6" office:value-type="float" office:value="1.052906" calcext:value-type="float">
            <text:p>1,052906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2"/>
          <table:table-cell table:style-name="ce13" office:value-type="float" office:value="2500" calcext:value-type="float">
            <text:p>2 500</text:p>
          </table:table-cell>
          <table:table-cell table:style-name="ce4" table:formula="of:=[.AI3]" office:value-type="float" office:value="0.548423333333333" calcext:value-type="float">
            <text:p>0,548423</text:p>
          </table:table-cell>
          <table:table-cell table:style-name="ce4" table:formula="of:=[.AJ3]" office:value-type="float" office:value="0.72292" calcext:value-type="float">
            <text:p>0,722920</text:p>
          </table:table-cell>
          <table:table-cell table:number-columns-repeated="998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97227" calcext:value-type="float">
            <text:p>0,197227</text:p>
          </table:table-cell>
          <table:table-cell table:style-name="ce6" office:value-type="float" office:value="0.209854" calcext:value-type="float">
            <text:p>0,209854</text:p>
          </table:table-cell>
          <table:table-cell table:style-name="ce4"/>
          <table:table-cell table:style-name="ce6"/>
          <table:table-cell table:style-name="ce7" table:number-columns-repeated="16"/>
          <table:table-cell table:number-columns-repeated="2"/>
          <table:table-cell table:style-name="ce13" office:value-type="float" office:value="5000" calcext:value-type="float">
            <text:p>5 000</text:p>
          </table:table-cell>
          <table:table-cell table:style-name="ce4" table:formula="of:=([.Y8]+[.AA6]+[.AE4]+[.AK3])/4" office:value-type="float" office:value="0.604563833333333" calcext:value-type="float">
            <text:p>0,604564</text:p>
          </table:table-cell>
          <table:table-cell table:style-name="ce4" table:formula="of:=([.Z8]+[.AB6]+[.AF4]+[.AL3])/4" office:value-type="float" office:value="0.55249875" calcext:value-type="float">
            <text:p>0,552499</text:p>
          </table:table-cell>
          <table:table-cell table:number-columns-repeated="998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/>
          <table:table-cell table:style-name="ce6"/>
          <table:table-cell table:style-name="ce7" table:number-columns-repeated="18"/>
          <table:table-cell table:number-columns-repeated="2"/>
          <table:table-cell table:style-name="ce13" office:value-type="float" office:value="7500" calcext:value-type="float">
            <text:p>7 500</text:p>
          </table:table-cell>
          <table:table-cell table:style-name="ce4" table:formula="of:=[.AM3]" office:value-type="float" office:value="4.63564633333333" calcext:value-type="float">
            <text:p>4,635646</text:p>
          </table:table-cell>
          <table:table-cell table:style-name="ce4" table:formula="of:=[.AN3]" office:value-type="float" office:value="3.221805" calcext:value-type="float">
            <text:p>3,221805</text:p>
          </table:table-cell>
          <table:table-cell table:number-columns-repeated="998"/>
        </table:table-row>
        <table:table-row table:style-name="ro1">
          <table:table-cell table:number-columns-repeated="23"/>
          <table:table-cell table:style-name="ce13" office:value-type="float" office:value="10000" calcext:value-type="float">
            <text:p>10 000</text:p>
          </table:table-cell>
          <table:table-cell table:style-name="ce4" table:formula="of:=([.Y9]+[.AA7]+[.AC5]+[.AG4]+[.AO3])/5" office:value-type="float" office:value="1.80756933333333" calcext:value-type="float">
            <text:p>1,807569</text:p>
          </table:table-cell>
          <table:table-cell table:style-name="ce4" table:formula="of:=([.Z9]+[.AB7]+[.AD5]+[.AH4]+[.AP3])/5" office:value-type="float" office:value="1.26616133333333" calcext:value-type="float">
            <text:p>1,266161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Table 3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seq</text:p>
          </table:table-cell>
          <table:table-cell table:style-name="ce3" office:value-type="string" calcext:value-type="string">
            <text:p>//</text:p>
          </table:table-cell>
          <table:table-cell table:number-columns-repeated="2"/>
          <table:table-cell table:style-name="ce13" office:value-type="float" office:value="25000" calcext:value-type="float">
            <text:p>25 000</text:p>
          </table:table-cell>
          <table:table-cell table:style-name="ce4" table:formula="of:=[.AI4]" office:value-type="float" office:value="1.84898566666667" calcext:value-type="float">
            <text:p>1,848986</text:p>
          </table:table-cell>
          <table:table-cell table:style-name="ce4" table:formula="of:=[.AJ4]" office:value-type="float" office:value="1.573318" calcext:value-type="float">
            <text:p>1,573318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K\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number-columns-repeated="2" table:style-name="ce13" office:value-type="float" office:value="1000" calcext:value-type="float">
            <text:p>1 000</text:p>
          </table:table-cell>
          <table:table-cell table:number-columns-repeated="2" table:style-name="ce13" office:value-type="float" office:value="2500" calcext:value-type="float">
            <text:p>2 500</text:p>
          </table:table-cell>
          <table:table-cell table:number-columns-repeated="2" table:style-name="ce13" office:value-type="float" office:value="5000" calcext:value-type="float">
            <text:p>5 000</text:p>
          </table:table-cell>
          <table:table-cell table:number-columns-repeated="2" table:style-name="ce13" office:value-type="float" office:value="7500" calcext:value-type="float">
            <text:p>7 500</text:p>
          </table:table-cell>
          <table:table-cell table:number-columns-repeated="2" table:style-name="ce13" office:value-type="float" office:value="10000" calcext:value-type="float">
            <text:p>10 000</text:p>
          </table:table-cell>
          <table:table-cell table:number-columns-repeated="2" table:style-name="ce13" office:value-type="float" office:value="100000" calcext:value-type="float">
            <text:p>100 000</text:p>
          </table:table-cell>
          <table:table-cell table:style-name="ce14" table:number-columns-repeated="2"/>
          <table:table-cell table:style-name="ce13" office:value-type="float" office:value="50000" calcext:value-type="float">
            <text:p>50 000</text:p>
          </table:table-cell>
          <table:table-cell table:style-name="ce4" table:formula="of:=([.AK4]+[.AA8]+[.AE5])/4" office:value-type="float" office:value="2.24083883333333" calcext:value-type="float">
            <text:p>2,240839</text:p>
          </table:table-cell>
          <table:table-cell table:style-name="ce4" table:formula="of:=([.AL4]+[.AB8]+[.AF5])/4" office:value-type="float" office:value="1.71548933333333" calcext:value-type="float">
            <text:p>1,715489</text:p>
          </table:table-cell>
          <table:table-cell table:style-name="ce14" table:number-columns-repeated="99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" office:value-type="float" office:value="0.000154" calcext:value-type="float">
            <text:p>0,000154</text:p>
          </table:table-cell>
          <table:table-cell table:style-name="ce6" office:value-type="float" office:value="0.019776" calcext:value-type="float">
            <text:p>0,019776</text:p>
          </table:table-cell>
          <table:table-cell table:style-name="ce4" office:value-type="float" office:value="0.000684" calcext:value-type="float">
            <text:p>0,000684</text:p>
          </table:table-cell>
          <table:table-cell table:style-name="ce6" office:value-type="float" office:value="0.022317" calcext:value-type="float">
            <text:p>0,022317</text:p>
          </table:table-cell>
          <table:table-cell table:style-name="ce4" office:value-type="float" office:value="0.006244" calcext:value-type="float">
            <text:p>0,006244</text:p>
          </table:table-cell>
          <table:table-cell table:style-name="ce6" office:value-type="float" office:value="0.04502" calcext:value-type="float">
            <text:p>0,045020</text:p>
          </table:table-cell>
          <table:table-cell table:style-name="ce4" office:value-type="float" office:value="0.03833" calcext:value-type="float">
            <text:p>0,038330</text:p>
          </table:table-cell>
          <table:table-cell table:style-name="ce6" office:value-type="float" office:value="0.127832" calcext:value-type="float">
            <text:p>0,127832</text:p>
          </table:table-cell>
          <table:table-cell table:style-name="ce4" office:value-type="float" office:value="0.105652" calcext:value-type="float">
            <text:p>0,105652</text:p>
          </table:table-cell>
          <table:table-cell table:style-name="ce6" office:value-type="float" office:value="0.257017" calcext:value-type="float">
            <text:p>0,257017</text:p>
          </table:table-cell>
          <table:table-cell table:style-name="ce4" office:value-type="float" office:value="0.549405" calcext:value-type="float">
            <text:p>0,549405</text:p>
          </table:table-cell>
          <table:table-cell table:style-name="ce6" office:value-type="float" office:value="0.727875" calcext:value-type="float">
            <text:p>0,727875</text:p>
          </table:table-cell>
          <table:table-cell table:style-name="ce4" office:value-type="float" office:value="2.076395" calcext:value-type="float">
            <text:p>2,076395</text:p>
          </table:table-cell>
          <table:table-cell table:style-name="ce8" office:value-type="float" office:value="1.7093" calcext:value-type="float">
            <text:p>1,709300</text:p>
          </table:table-cell>
          <table:table-cell table:style-name="ce4" office:value-type="float" office:value="4.62946" calcext:value-type="float">
            <text:p>4,629460</text:p>
          </table:table-cell>
          <table:table-cell table:style-name="ce8" office:value-type="float" office:value="3.181067" calcext:value-type="float">
            <text:p>3,181067</text:p>
          </table:table-cell>
          <table:table-cell table:style-name="ce4" office:value-type="float" office:value="8.07685" calcext:value-type="float">
            <text:p>8,076850</text:p>
          </table:table-cell>
          <table:table-cell table:style-name="ce8" office:value-type="float" office:value="5.09879" calcext:value-type="float">
            <text:p>5,098790</text:p>
          </table:table-cell>
          <table:table-cell table:style-name="ce8" table:number-columns-repeated="2"/>
          <table:table-cell table:number-columns-repeated="2"/>
          <table:table-cell table:style-name="ce13" office:value-type="float" office:value="75000" calcext:value-type="float">
            <text:p>75 000</text:p>
          </table:table-cell>
          <table:table-cell table:style-name="ce4" table:formula="of:=[.AM4]" office:value-type="float" office:value="0" calcext:value-type="float">
            <text:p>0,000000</text:p>
          </table:table-cell>
          <table:table-cell table:style-name="ce4" table:formula="of:=[.AN4]" office:value-type="float" office:value="0" calcext:value-type="float">
            <text:p>0,000000</text:p>
          </table:table-cell>
          <table:table-cell table:number-columns-repeated="998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" office:value-type="float" office:value="0.000459" calcext:value-type="float">
            <text:p>0,000459</text:p>
          </table:table-cell>
          <table:table-cell table:style-name="ce6" office:value-type="float" office:value="0.019425" calcext:value-type="float">
            <text:p>0,019425</text:p>
          </table:table-cell>
          <table:table-cell table:style-name="ce4" office:value-type="float" office:value="0.003349" calcext:value-type="float">
            <text:p>0,003349</text:p>
          </table:table-cell>
          <table:table-cell table:style-name="ce6" office:value-type="float" office:value="0.029414" calcext:value-type="float">
            <text:p>0,029414</text:p>
          </table:table-cell>
          <table:table-cell table:style-name="ce4" office:value-type="float" office:value="0.022051" calcext:value-type="float">
            <text:p>0,022051</text:p>
          </table:table-cell>
          <table:table-cell table:style-name="ce6" office:value-type="float" office:value="0.077599" calcext:value-type="float">
            <text:p>0,077599</text:p>
          </table:table-cell>
          <table:table-cell table:style-name="ce4" office:value-type="float" office:value="0.135377" calcext:value-type="float">
            <text:p>0,135377</text:p>
          </table:table-cell>
          <table:table-cell table:style-name="ce6" office:value-type="float" office:value="0.229298" calcext:value-type="float">
            <text:p>0,229298</text:p>
          </table:table-cell>
          <table:table-cell table:style-name="ce4" office:value-type="float" office:value="0.378419" calcext:value-type="float">
            <text:p>0,378419</text:p>
          </table:table-cell>
          <table:table-cell table:style-name="ce6" office:value-type="float" office:value="0.506385" calcext:value-type="float">
            <text:p>0,506385</text:p>
          </table:table-cell>
          <table:table-cell table:style-name="ce4" office:value-type="float" office:value="1.858213" calcext:value-type="float">
            <text:p>1,858213</text:p>
          </table:table-cell>
          <table:table-cell table:style-name="ce8" office:value-type="float" office:value="1.589844" calcext:value-type="float">
            <text:p>1,589844</text:p>
          </table:table-cell>
          <table:table-cell table:style-name="ce4" office:value-type="float" office:value="6.863135" calcext:value-type="float">
            <text:p>6,863135</text:p>
          </table:table-cell>
          <table:table-cell table:style-name="ce8" office:value-type="float" office:value="4.404407" calcext:value-type="float">
            <text:p>4,404407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7" table:number-columns-repeated="2"/>
          <table:table-cell table:number-columns-repeated="2"/>
          <table:table-cell table:style-name="ce13" office:value-type="float" office:value="100000" calcext:value-type="float">
            <text:p>100 000</text:p>
          </table:table-cell>
          <table:table-cell table:style-name="ce4" table:formula="of:=([.Y10]+[.AA9]+[.AC7]+[.AG5]+[.AO4]+[.AQ3])/6" office:value-type="float" office:value="0.887025611111112" calcext:value-type="float">
            <text:p>0,887026</text:p>
          </table:table-cell>
          <table:table-cell table:style-name="ce4" table:formula="of:=([.Z10]+[.AB9]+[.AD7]+[.AH5]+[.AP4]+[.AR3])/6" office:value-type="float" office:value="0.893224333333333" calcext:value-type="float">
            <text:p>0,893224</text:p>
          </table:table-cell>
          <table:table-cell table:number-columns-repeated="998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4" office:value-type="float" office:value="0.002981" calcext:value-type="float">
            <text:p>0,002981</text:p>
          </table:table-cell>
          <table:table-cell table:style-name="ce6" office:value-type="float" office:value="0.037374" calcext:value-type="float">
            <text:p>0,037374</text:p>
          </table:table-cell>
          <table:table-cell table:style-name="ce4" office:value-type="float" office:value="0.020366" calcext:value-type="float">
            <text:p>0,020366</text:p>
          </table:table-cell>
          <table:table-cell table:style-name="ce6" office:value-type="float" office:value="0.048294" calcext:value-type="float">
            <text:p>0,048294</text:p>
          </table:table-cell>
          <table:table-cell table:style-name="ce4" office:value-type="float" office:value="0.191982" calcext:value-type="float">
            <text:p>0,191982</text:p>
          </table:table-cell>
          <table:table-cell table:style-name="ce6" office:value-type="float" office:value="0.263713" calcext:value-type="float">
            <text:p>0,263713</text:p>
          </table:table-cell>
          <table:table-cell table:style-name="ce4" office:value-type="float" office:value="1.263251" calcext:value-type="float">
            <text:p>1,263251</text:p>
          </table:table-cell>
          <table:table-cell table:style-name="ce6" office:value-type="float" office:value="1.34761" calcext:value-type="float">
            <text:p>1,347610</text:p>
          </table:table-cell>
          <table:table-cell table:style-name="ce4" office:value-type="float" office:value="3.356859" calcext:value-type="float">
            <text:p>3,356859</text:p>
          </table:table-cell>
          <table:table-cell table:style-name="ce8" office:value-type="float" office:value="3.225586" calcext:value-type="float">
            <text:p>3,225586</text:p>
          </table:table-cell>
          <table:table-cell table:style-name="ce4" office:value-type="float" office:value="14.325088" calcext:value-type="float">
            <text:p>14,325088</text:p>
          </table:table-cell>
          <table:table-cell table:style-name="ce8" office:value-type="float" office:value="11.716648" calcext:value-type="float">
            <text:p>11,716648</text:p>
          </table:table-cell>
          <table:table-cell table:style-name="ce7" table:number-columns-repeated="8"/>
          <table:table-cell table:number-columns-repeated="2"/>
          <table:table-cell table:style-name="ce13" office:value-type="float" office:value="250000" calcext:value-type="float">
            <text:p>250 000</text:p>
          </table:table-cell>
          <table:table-cell table:style-name="ce4" table:formula="of:=([.AE6]+[.AI5])/2" office:value-type="float" office:value="10.4581335" calcext:value-type="float">
            <text:p>10,458134</text:p>
          </table:table-cell>
          <table:table-cell table:style-name="ce4" table:formula="of:=([.AF6]+[.AJ5])/2" office:value-type="float" office:value="9.08024216666666" calcext:value-type="float">
            <text:p>9,080242</text:p>
          </table:table-cell>
          <table:table-cell table:number-columns-repeated="998"/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4" office:value-type="float" office:value="0.010705" calcext:value-type="float">
            <text:p>0,010705</text:p>
          </table:table-cell>
          <table:table-cell table:style-name="ce6" office:value-type="float" office:value="0.037122" calcext:value-type="float">
            <text:p>0,037122</text:p>
          </table:table-cell>
          <table:table-cell table:style-name="ce4" office:value-type="float" office:value="0.095978" calcext:value-type="float">
            <text:p>0,095978</text:p>
          </table:table-cell>
          <table:table-cell table:style-name="ce6" office:value-type="float" office:value="0.122975" calcext:value-type="float">
            <text:p>0,122975</text:p>
          </table:table-cell>
          <table:table-cell table:style-name="ce4" office:value-type="float" office:value="0.993858" calcext:value-type="float">
            <text:p>0,993858</text:p>
          </table:table-cell>
          <table:table-cell table:style-name="ce6" office:value-type="float" office:value="1.162324" calcext:value-type="float">
            <text:p>1,162324</text:p>
          </table:table-cell>
          <table:table-cell table:style-name="ce4" office:value-type="float" office:value="6.511444" calcext:value-type="float">
            <text:p>6,511444</text:p>
          </table:table-cell>
          <table:table-cell table:style-name="ce8" office:value-type="float" office:value="6.355897" calcext:value-type="float">
            <text:p>6,355897</text:p>
          </table:table-cell>
          <table:table-cell table:style-name="ce7" table:number-columns-repeated="12"/>
          <table:table-cell table:number-columns-repeated="1003"/>
        </table:table-row>
        <table:table-row table:style-name="ro1">
          <table:table-cell table:style-name="ce13" office:value-type="float" office:value="1000" calcext:value-type="float">
            <text:p>1 000</text:p>
          </table:table-cell>
          <table:table-cell table:style-name="ce4" office:value-type="float" office:value="0.019604" calcext:value-type="float">
            <text:p>0,019604</text:p>
          </table:table-cell>
          <table:table-cell table:style-name="ce6" office:value-type="float" office:value="0.045193" calcext:value-type="float">
            <text:p>0,045193</text:p>
          </table:table-cell>
          <table:table-cell table:style-name="ce4" office:value-type="float" office:value="0.190933" calcext:value-type="float">
            <text:p>0,190933</text:p>
          </table:table-cell>
          <table:table-cell table:style-name="ce6" office:value-type="float" office:value="0.228507" calcext:value-type="float">
            <text:p>0,228507</text:p>
          </table:table-cell>
          <table:table-cell table:style-name="ce4" office:value-type="float" office:value="2.032908" calcext:value-type="float">
            <text:p>2,032908</text:p>
          </table:table-cell>
          <table:table-cell table:style-name="ce6" office:value-type="float" office:value="2.185308" calcext:value-type="float">
            <text:p>2,185308</text:p>
          </table:table-cell>
          <table:table-cell table:style-name="ce7" table:number-columns-repeated="14"/>
          <table:table-cell table:number-columns-repeated="1003"/>
        </table:table-row>
        <table:table-row table:style-name="ro1">
          <table:table-cell table:style-name="ce13" office:value-type="float" office:value="5000" calcext:value-type="float">
            <text:p>5 000</text:p>
          </table:table-cell>
          <table:table-cell table:style-name="ce4" office:value-type="float" office:value="0.093498" calcext:value-type="float">
            <text:p>0,093498</text:p>
          </table:table-cell>
          <table:table-cell table:style-name="ce6" office:value-type="float" office:value="0.114596" calcext:value-type="float">
            <text:p>0,114596</text:p>
          </table:table-cell>
          <table:table-cell table:style-name="ce4" office:value-type="float" office:value="0.999868" calcext:value-type="float">
            <text:p>0,999868</text:p>
          </table:table-cell>
          <table:table-cell table:style-name="ce6" office:value-type="float" office:value="1.048448" calcext:value-type="float">
            <text:p>1,048448</text:p>
          </table:table-cell>
          <table:table-cell table:style-name="ce7" table:number-columns-repeated="8"/>
          <table:table-cell table:style-name="ce9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table:style-name="ce13" office:value-type="float" office:value="10000" calcext:value-type="float">
            <text:p>10 000</text:p>
          </table:table-cell>
          <table:table-cell table:style-name="ce4" office:value-type="float" office:value="0.174732" calcext:value-type="float">
            <text:p>0,174732</text:p>
          </table:table-cell>
          <table:table-cell table:style-name="ce6" office:value-type="float" office:value="0.238463" calcext:value-type="float">
            <text:p>0,238463</text:p>
          </table:table-cell>
          <table:table-cell table:style-name="ce4"/>
          <table:table-cell table:style-name="ce6"/>
          <table:table-cell table:style-name="ce7" table:number-columns-repeated="16"/>
          <table:table-cell table:number-columns-repeated="1003"/>
        </table:table-row>
        <table:table-row table:style-name="ro1">
          <table:table-cell table:style-name="ce13" office:value-type="float" office:value="100000" calcext:value-type="float">
            <text:p>100 000</text:p>
          </table:table-cell>
          <table:table-cell table:style-name="ce4"/>
          <table:table-cell table:style-name="ce6"/>
          <table:table-cell table:style-name="ce7" table:number-columns-repeated="18"/>
          <table:table-cell table:number-columns-repeated="1003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0" number:grouping="true"/>
    </number:number-style>
    <number:number-style style:name="N108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09:48:29.353452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56:09.965913414</meta:creation-date>
    <dc:date>2018-11-11T15:17:47.026167448</dc:date>
    <meta:editing-duration>PT42M2S</meta:editing-duration>
    <meta:editing-cycles>10</meta:editing-cycles>
    <meta:generator>LibreOffice/6.0.6.2$Linux_X86_64 LibreOffice_project/00m0$Build-2</meta:generator>
    <meta:document-statistic meta:table-count="1" meta:cell-count="5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08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72cm" svg:y="0.342cm" chart:style-name="ch2">
          <text:p>Temps d'exécution en fonction du nombre de données</text:p>
        </chart:title>
        <chart:subtitle svg:x="2.81cm" svg:y="1.275cm" chart:style-name="ch3">
          <text:p>différence de temps d'exécution entre parallèle et séquentiel</text:p>
        </chart:subtitle>
        <chart:legend chart:legend-position="end" svg:x="13.095cm" svg:y="3.952cm" style:legend-expansion="high" chart:style-name="ch4"/>
        <chart:plot-area chart:style-name="ch5" table:cell-range-address="Feuille1.X13:Feuille1.X27 Feuille1.Y14:Feuille1.Z27" chart:data-source-has-labels="both" svg:x="1.331cm" svg:y="2.138cm" svg:width="11.444cm" svg:height="5.701cm">
          <chartooo:coordinate-region svg:x="2.984cm" svg:y="2.138cm" svg:width="9.465cm" svg:height="4.11cm"/>
          <chart:axis chart:dimension="x" chart:name="primary-x" chart:style-name="ch6" chartooo:axis-type="auto">
            <chartooo:date-scale/>
            <chart:title svg:x="5.541cm" svg:y="8.019cm" chart:style-name="ch7">
              <text:p>nombre de données</text:p>
            </chart:title>
            <chart:categories table:cell-range-address="Feuille1.X14:Feuille1.X27"/>
          </chart:axis>
          <chart:axis chart:dimension="y" chart:name="primary-y" chart:style-name="ch8">
            <chart:title svg:x="0.451cm" svg:y="6.328cm" chart:style-name="ch9">
              <text:p>temps (secondes)</text:p>
            </chart:title>
            <chart:grid chart:style-name="ch10" chart:class="major"/>
          </chart:axis>
          <chart:series chart:style-name="ch11" chart:values-cell-range-address="Feuille1.Y14:Feuille1.Y27" loext:label-string="séquentiel" chart:class="chart:line">
            <chart:data-point chart:repeated="14"/>
          </chart:series>
          <chart:series chart:style-name="ch12" chart:values-cell-range-address="Feuille1.Z14:Feuille1.Z27" loext:label-string="parallèle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quentiel</text:p>
              </table:table-cell>
              <table:table-cell office:value-type="string">
                <text:p>parallèl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X14:Feuille1.X27</svg:desc>
                </draw:g>
              </table:table-cell>
              <table:table-cell office:value-type="float" office:value="0.000195666666666667">
                <text:p>0.000195666666666667</text:p>
                <draw:g>
                  <svg:desc>Feuille1.Y14:Feuille1.Y27</svg:desc>
                </draw:g>
              </table:table-cell>
              <table:table-cell office:value-type="float" office:value="0.0179526666666667">
                <text:p>0.0179526666666667</text:p>
                <draw:g>
                  <svg:desc>Feuille1.Z14:Feuille1.Z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37333333333333">
                <text:p>0.000537333333333333</text:p>
              </table:table-cell>
              <table:table-cell office:value-type="float" office:value="0.0225073333333333">
                <text:p>0.022507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88966666666667">
                <text:p>0.00388966666666667</text:p>
              </table:table-cell>
              <table:table-cell office:value-type="float" office:value="0.0355026666666667">
                <text:p>0.03550266666666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236491666666667">
                <text:p>0.0236491666666667</text:p>
              </table:table-cell>
              <table:table-cell office:value-type="float" office:value="0.092321">
                <text:p>0.0923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16528333333333">
                <text:p>0.0416528333333333</text:p>
              </table:table-cell>
              <table:table-cell office:value-type="float" office:value="0.106054916666667">
                <text:p>0.10605491666666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548423333333333">
                <text:p>0.548423333333333</text:p>
              </table:table-cell>
              <table:table-cell office:value-type="float" office:value="0.72292">
                <text:p>0.722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04563833333333">
                <text:p>0.604563833333333</text:p>
              </table:table-cell>
              <table:table-cell office:value-type="float" office:value="0.55249875">
                <text:p>0.5524987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.63564633333333">
                <text:p>4.63564633333333</text:p>
              </table:table-cell>
              <table:table-cell office:value-type="float" office:value="3.221805">
                <text:p>3.2218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0756933333333">
                <text:p>1.80756933333333</text:p>
              </table:table-cell>
              <table:table-cell office:value-type="float" office:value="1.26616133333333">
                <text:p>1.266161333333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84898566666667">
                <text:p>1.84898566666667</text:p>
              </table:table-cell>
              <table:table-cell office:value-type="float" office:value="1.573318">
                <text:p>1.57331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24083883333333">
                <text:p>2.24083883333333</text:p>
              </table:table-cell>
              <table:table-cell office:value-type="float" office:value="1.71548933333333">
                <text:p>1.715489333333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887025611111112">
                <text:p>0.887025611111112</text:p>
              </table:table-cell>
              <table:table-cell office:value-type="float" office:value="0.893224333333333">
                <text:p>0.89322433333333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0.4581335">
                <text:p>10.4581335</text:p>
              </table:table-cell>
              <table:table-cell office:value-type="float" office:value="9.08024216666666">
                <text:p>9.08024216666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